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8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666666666666667">
            <text:p>0,0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377358490566038">
            <text:p>0,0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363636363636364">
            <text:p>0,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350877192982456">
            <text:p>0,04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289855072463768">
            <text:p>0,0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2">
            <text:p>2</text:p>
          </table:table-cell>
          <table:table-cell table:formula="of:=[.C74]/[.B74]" office:value-type="float" office:value="0.0285714285714286">
            <text:p>0,03</text:p>
          </table:table-cell>
          <table:table-cell table:formula="of:=[.D74]/[.B74]" office:value-type="float" office:value="0.0285714285714286">
            <text:p>0,0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5]/[.B75]" office:value-type="float" office:value="0.028169014084507">
            <text:p>0,03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2">
            <text:p>2</text:p>
          </table:table-cell>
          <table:table-cell table:formula="of:=[.C76]/[.B76]" office:value-type="float" office:value="0.0277777777777778">
            <text:p>0,03</text:p>
          </table:table-cell>
          <table:table-cell table:formula="of:=[.D76]/[.B76]" office:value-type="float" office:value="0.0277777777777778">
            <text:p>0,0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7]/[.B77]" office:value-type="float" office:value="0.0273972602739726">
            <text:p>0,03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 table:formula="of:=[.C78]/[.B78]" office:value-type="float" office:value="0.027027027027027">
            <text:p>0,03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9]/[.B79]" office:value-type="float" office:value="0.0266666666666667">
            <text:p>0,03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table:formula="of:=[.C80]/[.B80]" office:value-type="float" office:value="0.0263157894736842">
            <text:p>0,03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">
            <text:p>2</text:p>
          </table:table-cell>
          <table:table-cell table:formula="of:=[.C81]/[.B81]" office:value-type="float" office:value="0.025974025974026">
            <text:p>0,03</text:p>
          </table:table-cell>
          <table:table-cell table:formula="of:=[.D81]/[.B81]" office:value-type="float" office:value="0.025974025974026">
            <text:p>0,0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2">
            <text:p>2</text:p>
          </table:table-cell>
          <table:table-cell table:formula="of:=[.C82]/[.B82]" office:value-type="float" office:value="0.0256410256410256">
            <text:p>0,03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">
            <text:p>2</text:p>
          </table:table-cell>
          <table:table-cell table:formula="of:=[.C83]/[.B83]" office:value-type="float" office:value="0.0253164556962025">
            <text:p>0,03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C84]/[.B84]" office:value-type="float" office:value="0.025">
            <text:p>0,03</text:p>
          </table:table-cell>
          <table:table-cell table:formula="of:=[.D84]/[.B84]" office:value-type="float" office:value="0.025">
            <text:p>0,0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">
            <text:p>2</text:p>
          </table:table-cell>
          <table:table-cell table:formula="of:=[.C85]/[.B85]" office:value-type="float" office:value="0.0246913580246914">
            <text:p>0,02</text:p>
          </table:table-cell>
          <table:table-cell table:formula="of:=[.D85]/[.B85]" office:value-type="float" office:value="0.0246913580246914">
            <text:p>0,0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  <table:table-cell table:formula="of:=[.C86]/[.B86]" office:value-type="float" office:value="0.024390243902439">
            <text:p>0,02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C87]/[.B87]" office:value-type="float" office:value="0.0240963855421687">
            <text:p>0,02</text:p>
          </table:table-cell>
          <table:table-cell table:formula="of:=[.D87]/[.B87]" office:value-type="float" office:value="0.0240963855421687">
            <text:p>0,0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">
            <text:p>2</text:p>
          </table:table-cell>
          <table:table-cell table:formula="of:=[.C88]/[.B88]" office:value-type="float" office:value="0.0238095238095238">
            <text:p>0,02</text:p>
          </table:table-cell>
          <table:table-cell table:formula="of:=[.D88]/[.B88]" office:value-type="float" office:value="0.0238095238095238">
            <text:p>0,0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table:formula="of:=[.C89]/[.B89]" office:value-type="float" office:value="0.0235294117647059">
            <text:p>0,02</text:p>
          </table:table-cell>
          <table:table-cell table:formula="of:=[.D89]/[.B89]" office:value-type="float" office:value="0.0235294117647059">
            <text:p>0,0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">
            <text:p>2</text:p>
          </table:table-cell>
          <table:table-cell table:formula="of:=[.C90]/[.B90]" office:value-type="float" office:value="0.0232558139534884">
            <text:p>0,02</text:p>
          </table:table-cell>
          <table:table-cell table:formula="of:=[.D90]/[.B90]" office:value-type="float" office:value="0.0232558139534884">
            <text:p>0,0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1]/[.B91]" office:value-type="float" office:value="0.0229885057471264">
            <text:p>0,02</text:p>
          </table:table-cell>
          <table:table-cell table:formula="of:=[.D91]/[.B91]" office:value-type="float" office:value="0.0344827586206897">
            <text:p>0,0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2]/[.B92]" office:value-type="float" office:value="0.0227272727272727">
            <text:p>0,02</text:p>
          </table:table-cell>
          <table:table-cell table:formula="of:=[.D92]/[.B92]" office:value-type="float" office:value="0.0340909090909091">
            <text:p>0,0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formula="of:=[.C93]/[.B93]" office:value-type="float" office:value="0.0224719101123595">
            <text:p>0,02</text:p>
          </table:table-cell>
          <table:table-cell table:formula="of:=[.D93]/[.B93]" office:value-type="float" office:value="0.0224719101123595">
            <text:p>0,0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table:formula="of:=[.C94]/[.B94]" office:value-type="float" office:value="0.0222222222222222">
            <text:p>0,02</text:p>
          </table:table-cell>
          <table:table-cell table:formula="of:=[.D94]/[.B94]" office:value-type="float" office:value="0.0222222222222222">
            <text:p>0,02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5]/[.B95]" office:value-type="float" office:value="0.021978021978022">
            <text:p>0,02</text:p>
          </table:table-cell>
          <table:table-cell table:formula="of:=[.D95]/[.B95]" office:value-type="float" office:value="0.032967032967033">
            <text:p>0,0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6]/[.B96]" office:value-type="float" office:value="0.0217391304347826">
            <text:p>0,02</text:p>
          </table:table-cell>
          <table:table-cell table:formula="of:=[.D96]/[.B96]" office:value-type="float" office:value="0.0326086956521739">
            <text:p>0,0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2">
            <text:p>2</text:p>
          </table:table-cell>
          <table:table-cell table:formula="of:=[.C97]/[.B97]" office:value-type="float" office:value="0.021505376344086">
            <text:p>0,02</text:p>
          </table:table-cell>
          <table:table-cell table:formula="of:=[.D97]/[.B97]" office:value-type="float" office:value="0.021505376344086">
            <text:p>0,0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98]/[.B98]" office:value-type="float" office:value="0.0212765957446808">
            <text:p>0,02</text:p>
          </table:table-cell>
          <table:table-cell table:formula="of:=[.D98]/[.B98]" office:value-type="float" office:value="0.0425531914893617">
            <text:p>0,04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99]/[.B99]" office:value-type="float" office:value="0.0210526315789474">
            <text:p>0,02</text:p>
          </table:table-cell>
          <table:table-cell table:formula="of:=[.D99]/[.B99]" office:value-type="float" office:value="0.0421052631578947">
            <text:p>0,0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2">
            <text:p>2</text:p>
          </table:table-cell>
          <table:table-cell table:formula="of:=[.C100]/[.B100]" office:value-type="float" office:value="0.0208333333333333">
            <text:p>0,02</text:p>
          </table:table-cell>
          <table:table-cell table:formula="of:=[.D100]/[.B100]" office:value-type="float" office:value="0.0208333333333333">
            <text:p>0,02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1]/[.B101]" office:value-type="float" office:value="0.0206185567010309">
            <text:p>0,02</text:p>
          </table:table-cell>
          <table:table-cell table:formula="of:=[.D101]/[.B101]" office:value-type="float" office:value="0.0309278350515464">
            <text:p>0,0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2]/[.B102]" office:value-type="float" office:value="0.0204081632653061">
            <text:p>0,02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3]/[.B103]" office:value-type="float" office:value="0.0202020202020202">
            <text:p>0,02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formula="of:=[.C104]/[.B104]" office:value-type="float" office:value="0.02">
            <text:p>0,02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55620399192688">
            <text:p>0,06</text:p>
          </table:table-cell>
          <table:table-cell table:style-name="ce4" table:formula="of:=SUM([.F5:.F104])/100" office:value-type="float" office:value="0.0580122221507776">
            <text:p>0,0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19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9M1S</meta:editing-duration>
    <meta:editing-cycles>105</meta:editing-cycles>
    <meta:generator>OpenOffice.org/3.4.1$Win32 OpenOffice.org_project/341m1$Build-9593</meta:generator>
    <dc:date>2013-05-02T19:57:41.4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